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5349" officeooo:paragraph-rsid="001d5349"/>
    </style:style>
    <style:style style:name="P2" style:family="paragraph" style:parent-style-name="Standard">
      <style:paragraph-properties fo:text-align="center" style:justify-single-word="false"/>
      <style:text-properties officeooo:rsid="001d5349" officeooo:paragraph-rsid="001d5349"/>
    </style:style>
    <style:style style:name="P3" style:family="paragraph" style:parent-style-name="Standard">
      <style:text-properties officeooo:rsid="001d5349" officeooo:paragraph-rsid="001eb3c8"/>
    </style:style>
    <style:style style:name="P4" style:family="paragraph" style:parent-style-name="Standard">
      <style:text-properties officeooo:rsid="001d5349" officeooo:paragraph-rsid="0022194c"/>
    </style:style>
    <style:style style:name="P5" style:family="paragraph" style:parent-style-name="Standard">
      <style:text-properties officeooo:rsid="0020792b" officeooo:paragraph-rsid="0020792b"/>
    </style:style>
    <style:style style:name="P6" style:family="paragraph" style:parent-style-name="Standard">
      <style:text-properties officeooo:rsid="001d8a8a" officeooo:paragraph-rsid="0022194c"/>
    </style:style>
    <style:style style:name="P7" style:family="paragraph" style:parent-style-name="Standard">
      <style:text-properties fo:font-style="normal" fo:font-weight="bold" officeooo:rsid="001d8a8a" officeooo:paragraph-rsid="0022194c" style:font-style-asian="normal" style:font-weight-asian="bold" style:font-style-complex="normal" style:font-weight-complex="bold"/>
    </style:style>
    <style:style style:name="T1" style:family="text">
      <style:text-properties officeooo:rsid="001d8a8a"/>
    </style:style>
    <style:style style:name="T2" style:family="text">
      <style:text-properties officeooo:rsid="0022194c"/>
    </style:style>
    <style:style style:name="T3" style:family="text">
      <style:text-properties fo:font-style="normal" fo:font-weight="bold" officeooo:rsid="001d8a8a" style:font-style-asian="normal" style:font-weight-asian="bold" style:font-style-complex="normal" style:font-weight-complex="bold"/>
    </style:style>
    <style:style style:name="T4" style:family="text">
      <style:text-properties fo:font-style="normal" fo:font-weight="bold" officeooo:rsid="001eb3c8" style:font-style-asian="normal" style:font-weight-asian="bold" style:font-style-complex="normal" style:font-weight-complex="bold"/>
    </style:style>
    <style:style style:name="T5" style:family="text">
      <style:text-properties officeooo:rsid="0023ef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istential Paths as Sets</text:p>
      <text:p text:style-name="P2">by Sven Nilsen</text:p>
      <text:p text:style-name="P1"/>
      <text:p text:style-name="P1">An existential path is a function that tells what another function returns. It takes an argument of the output type and returns `true` if this value is returned and `false` otherwise.</text:p>
      <text:p text:style-name="P1"/>
      <text:p text:style-name="P1">For example, a function `inc` that increases a natural number returns only numbers larger than zero, since there is no natural number one can increase to get zero:</text:p>
      <text:p text:style-name="P1"/>
      <text:p text:style-name="P1"><text:tab/>∃inc := \(x : nat) = x ¬= 0</text:p>
      <text:p text:style-name="P1"/>
      <text:p text:style-name="P1"><text:tab/>inc := \(x : nat) = x + 1</text:p>
      <text:p text:style-name="P1"/>
      <text:p text:style-name="P1">Although this seems intuitively true, I have not checked this for every natural number (since there are infinitely many of them). This is a common problem: For functions that returns very large sets, it is very hard to test whether existential path <text:span text:style-name="T5">are</text:span> correct.</text:p>
      <text:p text:style-name="P1"/>
      <text:p text:style-name="P5">Existential paths have properties similar to sets, except that they exist explicitly as code. <text:span text:style-name="T2">This makes them more practical than the pure mathematical concept of a set, because existential paths indirectly determine how hard it is to solve certain problems.</text:span></text:p>
      <text:p text:style-name="P1"/>
      <text:p text:style-name="P3">Notice that it is possible to describe many <text:span text:style-name="T5">kinds of</text:span> infinite sets, otherwise one could not write down an existential path <text:span text:style-name="T1">for a function</text:span>. <text:span text:style-name="T1">However, there are sets that are very complex-looking, such as fractals or composite numbers. </text:span></text:p>
      <text:p text:style-name="P3"/>
      <text:p text:style-name="P6">When the existential path takes very long time to compute compared to checking the value by computing some input for the function, it is called a “one-way function”. This is because if there existed an easy way to reverse the function such an input could be found that reproduced the output, then this algorithm could be used by the existential path to compute much faster.</text:p>
      <text:p text:style-name="P7"/>
      <text:p text:style-name="P4"><text:span text:style-name="T3">If you can prove that there are existential paths that must take very long time to compute compared to the function, you </text:span><text:span text:style-name="T4">w</text:span><text:span text:style-name="T3">ould prove </text:span><text:span text:style-name="T4">the famous </text:span><text:span text:style-name="T3">`P ¬= NP` </text:span><text:span text:style-name="T4">conjecture</text:span><text:span text:style-name="T3">, become world famous and win a million doll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01:32:30.046201000</meta:creation-date>
    <dc:date>2019-08-18T21:44:47.861647000</dc:date>
    <meta:editing-duration>PT7M10S</meta:editing-duration>
    <meta:editing-cycles>2</meta:editing-cycles>
    <meta:generator>LibreOffice/5.1.2.2$MacOSX_X86_64 LibreOffice_project/d3bf12ecb743fc0d20e0be0c58ca359301eb705f</meta:generator>
    <meta:document-statistic meta:table-count="0" meta:image-count="0" meta:object-count="0" meta:page-count="1" meta:paragraph-count="11" meta:word-count="309" meta:character-count="1776" meta:non-whitespace-character-count="1475"/>
  </office:meta>
</office:document-meta>
</file>